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9375in" fo:margin-left="1.9in" table:align="left"/>
    </style:style>
    <style:style style:name="Table2.A" style:family="table-column">
      <style:table-column-properties style:column-width="1.5625in"/>
    </style:style>
    <style:style style:name="Table2.B" style:family="table-column">
      <style:table-column-properties style:column-width="1.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2" style:family="table-row">
      <style:table-row-properties style:min-row-height="0.2938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125in" fo:margin-left="1.4417in" table:align="left"/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1.25in"/>
    </style:style>
    <style:style style:name="Table3.C" style:family="table-column">
      <style:table-column-properties style:column-width="1.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1542in" style:rel-column-width="10922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c3a1" officeooo:paragraph-rsid="0017c3a1"/>
    </style:style>
    <style:style style:name="P2" style:family="paragraph" style:parent-style-name="Standard">
      <style:text-properties officeooo:paragraph-rsid="0017c3a1"/>
    </style:style>
    <style:style style:name="P3" style:family="paragraph" style:parent-style-name="Standard">
      <style:text-properties officeooo:rsid="001959f9" officeooo:paragraph-rsid="001959f9"/>
    </style:style>
    <style:style style:name="P4" style:family="paragraph" style:parent-style-name="Standard">
      <style:text-properties officeooo:rsid="001959f9" officeooo:paragraph-rsid="001b2705"/>
    </style:style>
    <style:style style:name="P5" style:family="paragraph" style:parent-style-name="Standard">
      <style:text-properties officeooo:rsid="001b2705" officeooo:paragraph-rsid="001b2705"/>
    </style:style>
    <style:style style:name="P6" style:family="paragraph" style:parent-style-name="Standard">
      <style:text-properties officeooo:rsid="001ba515" officeooo:paragraph-rsid="001ba515"/>
    </style:style>
    <style:style style:name="P7" style:family="paragraph" style:parent-style-name="Table_20_Contents">
      <style:text-properties officeooo:rsid="001ba515" officeooo:paragraph-rsid="001ba515"/>
    </style:style>
    <style:style style:name="P8" style:family="paragraph" style:parent-style-name="Standard">
      <style:text-properties officeooo:rsid="001ba515" officeooo:paragraph-rsid="001ba515"/>
    </style:style>
    <style:style style:name="P9" style:family="paragraph" style:parent-style-name="Standard">
      <style:text-properties style:text-underline-style="none" officeooo:rsid="001e5772" officeooo:paragraph-rsid="001e5772"/>
    </style:style>
    <style:style style:name="P10" style:family="paragraph" style:parent-style-name="Standard">
      <style:text-properties style:text-underline-style="none" officeooo:rsid="001f7239" officeooo:paragraph-rsid="001f7239"/>
    </style:style>
    <style:style style:name="P11" style:family="paragraph" style:parent-style-name="Standard">
      <style:text-properties officeooo:paragraph-rsid="001e5772"/>
    </style:style>
    <style:style style:name="P12" style:family="paragraph" style:parent-style-name="Table_20_Contents">
      <style:text-properties officeooo:rsid="001e5772" officeooo:paragraph-rsid="001e5772"/>
    </style:style>
    <style:style style:name="P13" style:family="paragraph" style:parent-style-name="Table_20_Contents">
      <style:text-properties fo:font-weight="bold" officeooo:rsid="001e5772" officeooo:paragraph-rsid="001e5772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weight="bold" officeooo:rsid="001e5772" officeooo:paragraph-rsid="001e5772" style:font-weight-asian="bold" style:font-weight-complex="bold"/>
    </style:style>
    <style:style style:name="P15" style:family="paragraph" style:parent-style-name="Table_20_Contents">
      <style:text-properties fo:font-weight="bold" officeooo:rsid="001ba515" officeooo:paragraph-rsid="001ba515" style:font-weight-asian="bold" style:font-weight-complex="bold"/>
    </style:style>
    <style:style style:name="P16" style:family="paragraph" style:parent-style-name="Table_20_Contents">
      <style:text-properties fo:font-weight="bold" officeooo:rsid="001f7239" officeooo:paragraph-rsid="001f7239" style:font-weight-asian="bold" style:font-weight-complex="bold"/>
    </style:style>
    <style:style style:name="P17" style:family="paragraph" style:parent-style-name="Table_20_Contents">
      <style:text-properties officeooo:rsid="001f7239" officeooo:paragraph-rsid="001f7239"/>
    </style:style>
    <style:style style:name="T1" style:family="text">
      <style:text-properties officeooo:rsid="0017c3a1"/>
    </style:style>
    <style:style style:name="T2" style:family="text">
      <style:text-properties officeooo:rsid="001959f9"/>
    </style:style>
    <style:style style:name="T3" style:family="text">
      <style:text-properties officeooo:rsid="001b2705"/>
    </style:style>
    <style:style style:name="T4" style:family="text">
      <style:text-properties officeooo:rsid="001ba515"/>
    </style:style>
    <style:style style:name="T5" style:family="text">
      <style:text-properties officeooo:rsid="001c0179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e5772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1e5772"/>
    </style:style>
    <style:style style:name="T10" style:family="text">
      <style:text-properties style:text-position="super 58%"/>
    </style:style>
    <style:style style:name="T11" style:family="text">
      <style:text-properties style:text-position="0% 100%"/>
    </style:style>
    <style:style style:name="T12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U. CHINEMEREM.</text:p>
      <text:p text:style-name="P1"/>
      <text:p text:style-name="P1"/>
      <text:p text:style-name="P1">1. What is normalization?</text:p>
      <text:p text:style-name="P1"/>
      <text:p text:style-name="P2"><text:span text:style-name="T1">ANS: database normalization can be defined as a process of structuring most especially relational database in accordance with a series of tables in order to reduce data redundancy and improve data integrity, </text:span><text:span text:style-name="T2">to</text:span><text:span text:style-name="T1"> eliminate undesirable characteristics such as insertion, </text:span><text:span text:style-name="T2">update, anomalies, deletion</text:span><text:span text:style-name="T1">. </text:span><text:span text:style-name="T2">Its rule divides larger table into smaller tables and links them using relationships which also reduces repetitve data and ensure data is stored logically.</text:span></text:p>
      <text:p text:style-name="P1"/>
      <text:p text:style-name="P3">2. When is a table in <text:span text:style-name="T12">1NF</text:span>?</text:p>
      <text:p text:style-name="P4">ANS: 1NF is as abbreviation for First Normal Form; it’s rules states that:</text:p>
      <text:p text:style-name="P4">- <text:span text:style-name="T3">E</text:span>ach table cell should contain a single value,</text:p>
      <text:p text:style-name="P3"><text:span text:style-name="T3">- E</text:span>ach record needs to be unique <text:span text:style-name="T3">which means it has a defined primary key.</text:span></text:p>
      <text:p text:style-name="P3"/>
      <text:p text:style-name="P5">3. When is a table in <text:span text:style-name="T12">2NF</text:span>?</text:p>
      <text:p text:style-name="P5">ANS: 2NF is an abbreviation for Second Normal Form; it’s rule states that:</text:p>
      <text:p text:style-name="P5">- If <text:span text:style-name="T4">only </text:span>a relation is on 1NF, <text:s/>all non key attributes can be determined by the entire primary key which is also known as Partial Dependency.</text:p>
      <text:p text:style-name="P5"/>
      <text:p text:style-name="P5">4. <text:s/>When is a table in <text:span text:style-name="T12">3NF</text:span>?</text:p>
      <text:p text:style-name="P6">ANS: 3NF is also an abbreviation for Third Normal Form which is also known as a Transitive Dependency, and it’s rules states that:</text:p>
      <text:p text:style-name="P6">- If only the relation is in 2NF, and there are no non key attributes determined by another non key attribute.</text:p>
      <text:p text:style-name="P6"/>
      <text:p text:style-name="P6">5. An agency called Instant Cover supplies part-time/temporary staff to hotels in Scotland. Figure</text:p>
      <text:p text:style-name="P6">12.4 lists the time spent by agency staff working at various hotels. The national insurance number</text:p>
      <text:p text:style-name="P6">(NIN) is unique for every member of staff. Use the diagram below to answer the question below: </text:p>
      <text:p text:style-name="P6"/>
      <table:table table:name="Table1" table:style-name="Table1">
        <table:table-column table:style-name="Table1.A" table:number-columns-repeated="5"/>
        <table:table-column table:style-name="Table1.F"/>
        <table:table-row table:style-name="TableLine94782659834336">
          <table:table-cell table:style-name="Table1.A1" office:value-type="string">
            <text:p text:style-name="P15">NIN</text:p>
          </table:table-cell>
          <table:table-cell table:style-name="Table1.A1" office:value-type="string">
            <text:p text:style-name="P15">Cont<text:span text:style-name="T5">r</text:span>actNo.</text:p>
          </table:table-cell>
          <table:table-cell table:style-name="Table1.A1" office:value-type="string">
            <text:p text:style-name="P15">Hours</text:p>
          </table:table-cell>
          <table:table-cell table:style-name="Table1.A1" office:value-type="string">
            <text:p text:style-name="P15"><text:span text:style-name="T5">eN</text:span>ame</text:p>
          </table:table-cell>
          <table:table-cell table:style-name="Table1.A1" office:value-type="string">
            <text:p text:style-name="P15"><text:span text:style-name="T5">hN</text:span>o</text:p>
          </table:table-cell>
          <table:table-cell table:style-name="Table1.F1" office:value-type="string">
            <text:p text:style-name="P15"><text:span text:style-name="T5">hL</text:span>oc</text:p>
          </table:table-cell>
        </table:table-row>
        <table:table-row table:style-name="TableLine94782659908560">
          <table:table-cell table:style-name="Table1.A2" office:value-type="string">
            <text:p text:style-name="P7">1135</text:p>
          </table:table-cell>
          <table:table-cell table:style-name="Table1.A2" office:value-type="string">
            <text:p text:style-name="P7">C1024</text:p>
          </table:table-cell>
          <table:table-cell table:style-name="Table1.A2" office:value-type="string">
            <text:p text:style-name="P7">16</text:p>
          </table:table-cell>
          <table:table-cell table:style-name="Table1.A2" office:value-type="string">
            <text:p text:style-name="P7">Smith J.</text:p>
          </table:table-cell>
          <table:table-cell table:style-name="Table1.A2" office:value-type="string">
            <text:p text:style-name="P7">H25</text:p>
          </table:table-cell>
          <table:table-cell table:style-name="Table1.F2" office:value-type="string">
            <text:p text:style-name="P7">East Killbride</text:p>
          </table:table-cell>
        </table:table-row>
        <table:table-row table:style-name="TableLine94782659910352">
          <table:table-cell table:style-name="Table1.A2" office:value-type="string">
            <text:p text:style-name="P7">1057</text:p>
          </table:table-cell>
          <table:table-cell table:style-name="Table1.A2" office:value-type="string">
            <text:p text:style-name="P7">C1024</text:p>
          </table:table-cell>
          <table:table-cell table:style-name="Table1.A2" office:value-type="string">
            <text:p text:style-name="P7">24</text:p>
          </table:table-cell>
          <table:table-cell table:style-name="Table1.A2" office:value-type="string">
            <text:p text:style-name="P7">Hocine D.</text:p>
          </table:table-cell>
          <table:table-cell table:style-name="Table1.A2" office:value-type="string">
            <text:p text:style-name="P7">H25</text:p>
          </table:table-cell>
          <table:table-cell table:style-name="Table1.F2" office:value-type="string">
            <text:p text:style-name="P7">East Killbride</text:p>
          </table:table-cell>
        </table:table-row>
        <table:table-row table:style-name="TableLine94782659911488">
          <table:table-cell table:style-name="Table1.A2" office:value-type="string">
            <text:p text:style-name="P7">1068</text:p>
          </table:table-cell>
          <table:table-cell table:style-name="Table1.A2" office:value-type="string">
            <text:p text:style-name="P7">C1025</text:p>
          </table:table-cell>
          <table:table-cell table:style-name="Table1.A2" office:value-type="string">
            <text:p text:style-name="P7">28</text:p>
          </table:table-cell>
          <table:table-cell table:style-name="Table1.A2" office:value-type="string">
            <text:p text:style-name="P7">White T.</text:p>
          </table:table-cell>
          <table:table-cell table:style-name="Table1.A2" office:value-type="string">
            <text:p text:style-name="P7">H4</text:p>
          </table:table-cell>
          <table:table-cell table:style-name="Table1.F2" office:value-type="string">
            <text:p text:style-name="P7">Glasgow</text:p>
          </table:table-cell>
        </table:table-row>
        <table:table-row table:style-name="TableLine94782659912864">
          <table:table-cell table:style-name="Table1.A2" office:value-type="string">
            <text:p text:style-name="P7">1135</text:p>
          </table:table-cell>
          <table:table-cell table:style-name="Table1.A2" office:value-type="string">
            <text:p text:style-name="P7">C1025</text:p>
          </table:table-cell>
          <table:table-cell table:style-name="Table1.A2" office:value-type="string">
            <text:p text:style-name="P7">15</text:p>
          </table:table-cell>
          <table:table-cell table:style-name="Table1.A2" office:value-type="string">
            <text:p text:style-name="P7">S<text:span text:style-name="T5">m</text:span>ith J.</text:p>
          </table:table-cell>
          <table:table-cell table:style-name="Table1.A2" office:value-type="string">
            <text:p text:style-name="P7">H4</text:p>
          </table:table-cell>
          <table:table-cell table:style-name="Table1.F2" office:value-type="string">
            <text:p text:style-name="P7">Glass</text:p>
          </table:table-cell>
        </table:table-row>
      </table:table>
      <text:p text:style-name="P6"/>
      <text:p text:style-name="P6">Normalize this table to third normal form. State any assumptions.</text:p>
      <text:p text:style-name="P6">ANS: <text:tab/><text:tab/><text:span text:style-name="T7">1NF</text:span><text:span text:style-name="T9"> :</text:span></text:p>
      <table:table table:name="Table2" table:style-name="Table2">
        <table:table-column table:style-name="Table2.A"/>
        <table:table-column table:style-name="Table2.B"/>
        <table:table-row table:style-name="TableLine94782609937920">
          <table:table-cell table:style-name="Table2.A1" office:value-type="string">
            <text:p text:style-name="P13">NIN</text:p>
          </table:table-cell>
          <table:table-cell table:style-name="Table2.B1" office:value-type="string">
            <text:p text:style-name="P13">eNAme</text:p>
          </table:table-cell>
        </table:table-row>
        <table:table-row table:style-name="Table2.2"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9"/>
      <text:p text:style-name="P11"><text:tab/><text:tab/><text:span text:style-name="T6">2NF</text:span><text:span text:style-name="T8"> 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782610419536">
          <table:table-cell table:style-name="Table3.A1" office:value-type="string">
            <text:p text:style-name="P13">NIN</text:p>
          </table:table-cell>
          <table:table-cell table:style-name="Table3.A1" office:value-type="string">
            <text:p text:style-name="P13">ContractNo</text:p>
          </table:table-cell>
          <table:table-cell table:style-name="Table3.C1" office:value-type="string">
            <text:p text:style-name="P13">Hours</text:p>
          </table:table-cell>
        </table:table-row>
        <table:table-row table:style-name="TableLine94782610419536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P9"><text:soft-page-break/><text:s/><text:tab/><text:tab/><text:span text:style-name="T6">3NF</text:span> :</text:p>
      <text:p text:style-name="P9"/>
      <table:table table:name="Table4" table:style-name="Table4">
        <table:table-column table:style-name="Table4.A" table:number-columns-repeated="4"/>
        <table:table-row table:style-name="TableLine94782609941056">
          <table:table-cell table:style-name="Table4.A1" office:value-type="string">
            <text:p text:style-name="P13">NIN</text:p>
          </table:table-cell>
          <table:table-cell table:style-name="Table4.A1" office:value-type="string">
            <text:p text:style-name="P13">ContractNo.</text:p>
          </table:table-cell>
          <table:table-cell table:style-name="Table4.A1" office:value-type="string">
            <text:p text:style-name="P13">Hours</text:p>
          </table:table-cell>
          <table:table-cell table:style-name="Table4.D1" office:value-type="string">
            <text:p text:style-name="P13">eLocation</text:p>
          </table:table-cell>
        </table:table-row>
        <table:table-row table:style-name="TableLine94782609941056"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</table:table>
      <text:p text:style-name="P9"/>
      <text:p text:style-name="P9">6. To keep track of students and courses, a new college uses the table</text:p>
      <text:p text:style-name="P9">structure in Figure 12.3. Draw the dependency diagram for this table.</text:p>
      <text:p text:style-name="P9"/>
      <text:p text:style-name="P9">ANS: </text:p>
      <text:p text:style-name="P9"/>
      <table:table table:name="Table5" table:style-name="Table5">
        <table:table-column table:style-name="Table5.A" table:number-columns-repeated="6"/>
        <table:table-row table:style-name="TableLine94782610521296">
          <table:table-cell table:style-name="Table5.A1" office:value-type="string">
            <text:p text:style-name="P14">StudentD</text:p>
          </table:table-cell>
          <table:table-cell table:style-name="Table5.A1" office:value-type="string">
            <text:p text:style-name="P14">StudentName</text:p>
          </table:table-cell>
          <table:table-cell table:style-name="Table5.A1" office:value-type="string">
            <text:p text:style-name="P14">CourseID</text:p>
          </table:table-cell>
          <table:table-cell table:style-name="Table5.A1" office:value-type="string">
            <text:p text:style-name="P14">CourseName</text:p>
          </table:table-cell>
          <table:table-cell table:style-name="Table5.A1" office:value-type="string">
            <text:p text:style-name="P14">Grade</text:p>
          </table:table-cell>
          <table:table-cell table:style-name="Table5.F1" office:value-type="string">
            <text:p text:style-name="P14">CourseDate</text:p>
          </table:table-cell>
        </table:table-row>
        <table:table-row table:style-name="TableLine94782610521296">
          <table:table-cell table:style-name="Table5.A2" office:value-type="string">
            <text:p text:style-name="P12">1</text:p>
          </table:table-cell>
          <table:table-cell table:style-name="Table5.A2" office:value-type="string">
            <text:p text:style-name="P12">John Smith</text:p>
          </table:table-cell>
          <table:table-cell table:style-name="Table5.A2" office:value-type="string">
            <text:p text:style-name="P12">2</text:p>
          </table:table-cell>
          <table:table-cell table:style-name="Table5.A2" office:value-type="string">
            <text:p text:style-name="P12">Programming Level 1</text:p>
          </table:table-cell>
          <table:table-cell table:style-name="Table5.A2" office:value-type="string">
            <text:p text:style-name="P12">75%</text:p>
          </table:table-cell>
          <table:table-cell table:style-name="Table5.F2" office:value-type="string">
            <text:p text:style-name="P12">Jan 5<text:span text:style-name="T10">th</text:span>, 2014</text:p>
          </table:table-cell>
        </table:table-row>
        <table:table-row table:style-name="TableLine94782610521296">
          <table:table-cell table:style-name="Table5.A2" office:value-type="string">
            <text:p text:style-name="P12">2</text:p>
          </table:table-cell>
          <table:table-cell table:style-name="Table5.A2" office:value-type="string">
            <text:p text:style-name="P12">Sandy Law</text:p>
          </table:table-cell>
          <table:table-cell table:style-name="Table5.A2" office:value-type="string">
            <text:p text:style-name="P12">2</text:p>
          </table:table-cell>
          <table:table-cell table:style-name="Table5.A2" office:value-type="string">
            <text:p text:style-name="P12">Programming Level 1</text:p>
          </table:table-cell>
          <table:table-cell table:style-name="Table5.A2" office:value-type="string">
            <text:p text:style-name="P12">61%</text:p>
          </table:table-cell>
          <table:table-cell table:style-name="Table5.F2" office:value-type="string">
            <text:p text:style-name="P12">Jan 5<text:span text:style-name="T10">th</text:span>, 2014</text:p>
          </table:table-cell>
        </table:table-row>
        <table:table-row table:style-name="TableLine94782610521296">
          <table:table-cell table:style-name="Table5.A2" office:value-type="string">
            <text:p text:style-name="P17">3</text:p>
          </table:table-cell>
          <table:table-cell table:style-name="Table5.A2" office:value-type="string">
            <text:p text:style-name="P12">Sue Rogers</text:p>
          </table:table-cell>
          <table:table-cell table:style-name="Table5.A2" office:value-type="string">
            <text:p text:style-name="P12">3</text:p>
          </table:table-cell>
          <table:table-cell table:style-name="Table5.A2" office:value-type="string">
            <text:p text:style-name="P12">Business</text:p>
          </table:table-cell>
          <table:table-cell table:style-name="Table5.A2" office:value-type="string">
            <text:p text:style-name="P12">81%</text:p>
          </table:table-cell>
          <table:table-cell table:style-name="Table5.F2" office:value-type="string">
            <text:p text:style-name="P12">Jan 7<text:span text:style-name="T10">th</text:span>, 2014</text:p>
          </table:table-cell>
        </table:table-row>
      </table:table>
      <text:p text:style-name="P9"/>
      <text:p text:style-name="P10">7. Using the dependency diagram you just drew, show the tables (in their</text:p>
      <text:p text:style-name="P10">third normal form) you would create to fix the problems you encountered.</text:p>
      <text:p text:style-name="P10">Draw the dependency diagram for the fixed table.</text:p>
      <text:p text:style-name="P10"/>
      <text:p text:style-name="P10">ANS: </text:p>
      <table:table table:name="Table6" table:style-name="Table6">
        <table:table-column table:style-name="Table6.A" table:number-columns-repeated="4"/>
        <table:table-row table:style-name="TableLine94782609336480">
          <table:table-cell table:style-name="Table6.A1" office:value-type="string">
            <text:p text:style-name="P16">StudentID</text:p>
          </table:table-cell>
          <table:table-cell table:style-name="Table6.A1" office:value-type="string">
            <text:p text:style-name="P16">CourseID</text:p>
          </table:table-cell>
          <table:table-cell table:style-name="Table6.A1" office:value-type="string">
            <text:p text:style-name="P16">Grade</text:p>
          </table:table-cell>
          <table:table-cell table:style-name="Table6.D1" office:value-type="string">
            <text:p text:style-name="P16">CourseDate</text:p>
          </table:table-cell>
        </table:table-row>
        <table:table-row table:style-name="TableLine94782609336480"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D2" office:value-type="string">
            <text:p text:style-name="Table_20_Contents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5:07:22.838384200</meta:creation-date>
    <dc:date>2022-04-27T08:59:34.030116166</dc:date>
    <meta:editing-duration>PT55M29S</meta:editing-duration>
    <meta:editing-cycles>4</meta:editing-cycles>
    <meta:generator>LibreOffice/6.4.7.2$Linux_X86_64 LibreOffice_project/40$Build-2</meta:generator>
    <meta:document-statistic meta:table-count="6" meta:image-count="0" meta:object-count="0" meta:page-count="2" meta:paragraph-count="94" meta:word-count="425" meta:character-count="2377" meta:non-whitespace-character-count="2034"/>
  </office:meta>
</office:document-meta>
</file>